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462cm" svg:y="0.897cm">
            <draw:object draw:notify-on-update-of-ranges="Sheet1.A4:Sheet1.A15 Sheet1.B4:Sheet1.B15 Sheet1.A4:Sheet1.A15 Sheet1.C4:Sheet1.C15 Sheet1.A4:Sheet1.A15 Sheet1.D4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 of odd parity</text:p>
          </table:table-cell>
          <table:table-cell office:value-type="string" calcext:value-type="string">
            <text:p>finding set time</text:p>
          </table:table-cell>
          <table:table-cell office:value-type="string" calcext:value-type="string">
            <text:p>counting tim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744971" calcext:value-type="float">
            <text:p>41744971</text:p>
          </table:table-cell>
          <table:table-cell office:value-type="float" office:value="5287977" calcext:value-type="float">
            <text:p>5287977</text:p>
          </table:table-cell>
          <table:table-cell table:formula="of:=[.C5]/[.C4]" office:value-type="float" office:value="0.659865567998598" calcext:value-type="float">
            <text:p>0.659865567998598</text:p>
          </table:table-cell>
          <table:table-cell table:formula="of:=[.D5]/[.D4]" office:value-type="float" office:value="1.31211803682202" calcext:value-type="float">
            <text:p>1.3121180368220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546069" calcext:value-type="float">
            <text:p>27546069</text:p>
          </table:table-cell>
          <table:table-cell office:value-type="float" office:value="6938450" calcext:value-type="float">
            <text:p>6938450</text:p>
          </table:table-cell>
          <table:table-cell table:formula="of:=[.C6]/[.C5]" office:value-type="float" office:value="0.514823185841871" calcext:value-type="float">
            <text:p>0.514823185841871</text:p>
          </table:table-cell>
          <table:table-cell table:formula="of:=[.D6]/[.D5]" office:value-type="float" office:value="2.21467027938517" calcext:value-type="float">
            <text:p>2.21467027938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181355" calcext:value-type="float">
            <text:p>14181355</text:p>
          </table:table-cell>
          <table:table-cell office:value-type="float" office:value="15366379" calcext:value-type="float">
            <text:p>15366379</text:p>
          </table:table-cell>
          <table:table-cell table:formula="of:=[.C7]/[.C6]" office:value-type="float" office:value="2.74643953275269" calcext:value-type="float">
            <text:p>2.74643953275269</text:p>
          </table:table-cell>
          <table:table-cell table:formula="of:=[.D7]/[.D6]" office:value-type="float" office:value="3.88652687793266" calcext:value-type="float">
            <text:p>3.88652687793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8948234" calcext:value-type="float">
            <text:p>38948234</text:p>
          </table:table-cell>
          <table:table-cell office:value-type="float" office:value="59721845" calcext:value-type="float">
            <text:p>59721845</text:p>
          </table:table-cell>
          <table:table-cell table:formula="of:=[.C8]/[.C7]" office:value-type="float" office:value="0.734280198686287" calcext:value-type="float">
            <text:p>0.734280198686287</text:p>
          </table:table-cell>
          <table:table-cell table:formula="of:=[.D8]/[.D7]" office:value-type="float" office:value="1.02643327579716" calcext:value-type="float">
            <text:p>1.02643327579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8598917" calcext:value-type="float">
            <text:p>28598917</text:p>
          </table:table-cell>
          <table:table-cell office:value-type="float" office:value="61300489" calcext:value-type="float">
            <text:p>61300489</text:p>
          </table:table-cell>
          <table:table-cell table:formula="of:=[.C9]/[.C8]" office:value-type="float" office:value="2.37388401805565" calcext:value-type="float">
            <text:p>2.37388401805565</text:p>
          </table:table-cell>
          <table:table-cell table:formula="of:=[.D9]/[.D8]" office:value-type="float" office:value="1.32362152934865" calcext:value-type="float">
            <text:p>1.32362152934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office:value-type="float" office:value="67890512" calcext:value-type="float">
            <text:p>67890512</text:p>
          </table:table-cell>
          <table:table-cell office:value-type="float" office:value="81138647" calcext:value-type="float">
            <text:p>81138647</text:p>
          </table:table-cell>
          <table:table-cell table:formula="of:=[.C10]/[.C9]" office:value-type="float" office:value="1.97240689538473" calcext:value-type="float">
            <text:p>1.97240689538473</text:p>
          </table:table-cell>
          <table:table-cell table:formula="of:=[.D10]/[.D9]" office:value-type="float" office:value="1.71129113109318" calcext:value-type="float">
            <text:p>1.71129113109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8" calcext:value-type="float">
            <text:p>1348</text:p>
          </table:table-cell>
          <table:table-cell office:value-type="float" office:value="133907714" calcext:value-type="float">
            <text:p>133907714</text:p>
          </table:table-cell>
          <table:table-cell office:value-type="float" office:value="138851847" calcext:value-type="float">
            <text:p>138851847</text:p>
          </table:table-cell>
          <table:table-cell table:formula="of:=[.C11]/[.C10]" office:value-type="float" office:value="2.61336293142903" calcext:value-type="float">
            <text:p>2.61336293142903</text:p>
          </table:table-cell>
          <table:table-cell table:formula="of:=[.D11]/[.D10]" office:value-type="float" office:value="1.8045089238172" calcext:value-type="float">
            <text:p>1.8045089238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4" calcext:value-type="float">
            <text:p>5014</text:p>
          </table:table-cell>
          <table:table-cell office:value-type="float" office:value="349949456" calcext:value-type="float">
            <text:p>349949456</text:p>
          </table:table-cell>
          <table:table-cell office:value-type="float" office:value="250559397" calcext:value-type="float">
            <text:p>250559397</text:p>
          </table:table-cell>
          <table:table-cell table:formula="of:=[.C12]/[.C11]" office:value-type="float" office:value="3.36856318187847" calcext:value-type="float">
            <text:p>3.36856318187847</text:p>
          </table:table-cell>
          <table:table-cell table:formula="of:=[.D12]/[.D11]" office:value-type="float" office:value="2.93144458277891" calcext:value-type="float">
            <text:p>2.93144458277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23" calcext:value-type="float">
            <text:p>18223</text:p>
          </table:table-cell>
          <table:table-cell office:value-type="float" office:value="1178826853" calcext:value-type="float">
            <text:p>1178826853</text:p>
          </table:table-cell>
          <table:table-cell office:value-type="float" office:value="734500987" calcext:value-type="float">
            <text:p>734500987</text:p>
          </table:table-cell>
          <table:table-cell table:formula="of:=[.C13]/[.C12]" office:value-type="float" office:value="4.78263513394872" calcext:value-type="float">
            <text:p>4.78263513394872</text:p>
          </table:table-cell>
          <table:table-cell table:formula="of:=[.D13]/[.D12]" office:value-type="float" office:value="3.89299094297881" calcext:value-type="float">
            <text:p>3.89299094297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634" calcext:value-type="float">
            <text:p>67634</text:p>
          </table:table-cell>
          <table:table-cell office:value-type="float" office:value="5637898724" calcext:value-type="float">
            <text:p>5637898724</text:p>
          </table:table-cell>
          <table:table-cell office:value-type="float" office:value="2859405690" calcext:value-type="float">
            <text:p>2859405690</text:p>
          </table:table-cell>
          <table:table-cell table:formula="of:=[.C14]/[.C13]" office:value-type="float" office:value="4.3249872334883" calcext:value-type="float">
            <text:p>4.3249872334883</text:p>
          </table:table-cell>
          <table:table-cell table:formula="of:=[.D14]/[.D13]" office:value-type="float" office:value="4.14447311741903" calcext:value-type="float">
            <text:p>4.14447311741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849" calcext:value-type="float">
            <text:p>252849</text:p>
          </table:table-cell>
          <table:table-cell office:value-type="float" office:value="24383840005" calcext:value-type="float">
            <text:p>24383840005</text:p>
          </table:table-cell>
          <table:table-cell office:value-type="float" office:value="11850730014" calcext:value-type="float">
            <text:p>11850730014</text:p>
          </table:table-cell>
          <table:table-cell table:formula="of:=[.C15]/[.C14]" office:value-type="float" office:value="45.0317975690802" calcext:value-type="float">
            <text:p>45.0317975690802</text:p>
          </table:table-cell>
          <table:table-cell table:formula="of:=[.D15]/[.D14]" office:value-type="float" office:value="4.19251926955595" calcext:value-type="float">
            <text:p>4.19251926955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0346" calcext:value-type="float">
            <text:p>950346</text:p>
          </table:table-cell>
          <table:table-cell office:value-type="float" office:value="1098048147062" calcext:value-type="float">
            <text:p>1098048147062</text:p>
          </table:table-cell>
          <table:table-cell office:value-type="float" office:value="49684413942" calcext:value-type="float">
            <text:p>49684413942</text:p>
          </table:table-cell>
          <table:table-cell table:formula="of:=[.C16]/[.C15]" office:value-type="float" office:value="0" calcext:value-type="float">
            <text:p>0</text:p>
          </table:table-cell>
          <table:table-cell table:formula="of:=[.D16]/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11:55.764874548</meta:creation-date>
    <dc:date>2022-06-29T11:29:06.044760216</dc:date>
    <meta:editing-duration>PT7M</meta:editing-duration>
    <meta:editing-cycles>3</meta:editing-cycles>
    <meta:generator>LibreOffice/7.3.3.2$Linux_X86_64 LibreOffice_project/30$Build-2</meta:generator>
    <meta:document-statistic meta:table-count="1" meta:cell-count="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4:Sheet1.D15" svg:x="0.32cm" svg:y="0.18cm" svg:width="12.508cm" svg:height="8.64cm">
          <chart:coordinate-region svg:x="2.979cm" svg:y="0.379cm" svg:width="9.6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5" chart:class="chart:scatter">
            <chart:domain table:cell-range-address="Sheet1.A4:Sheet1.A15"/>
            <chart:data-point chart:repeated="12"/>
          </chart:series>
          <chart:series chart:style-name="ch8" chart:values-cell-range-address="Sheet1.C4:Sheet1.C15" chart:class="chart:scatter">
            <chart:data-point chart:repeated="12"/>
          </chart:series>
          <chart:series chart:style-name="ch9" chart:values-cell-range-address="Sheet1.D4:Sheet1.D15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:Sheet1.A15</svg:desc>
                </draw:g>
              </table:table-cell>
              <table:table-cell office:value-type="float" office:value="1">
                <text:p>1</text:p>
                <draw:g>
                  <svg:desc>Sheet1.B4:Sheet1.B15</svg:desc>
                </draw:g>
              </table:table-cell>
              <table:table-cell office:value-type="float" office:value="41744971">
                <text:p>41744971</text:p>
                <draw:g>
                  <svg:desc>Sheet1.C4:Sheet1.C15</svg:desc>
                </draw:g>
              </table:table-cell>
              <table:table-cell office:value-type="float" office:value="5287977">
                <text:p>5287977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546069">
                <text:p>27546069</text:p>
              </table:table-cell>
              <table:table-cell office:value-type="float" office:value="6938450">
                <text:p>6938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4181355">
                <text:p>14181355</text:p>
              </table:table-cell>
              <table:table-cell office:value-type="float" office:value="15366379">
                <text:p>15366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8948234">
                <text:p>38948234</text:p>
              </table:table-cell>
              <table:table-cell office:value-type="float" office:value="59721845">
                <text:p>59721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28598917">
                <text:p>28598917</text:p>
              </table:table-cell>
              <table:table-cell office:value-type="float" office:value="61300489">
                <text:p>6130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80">
                <text:p>380</text:p>
              </table:table-cell>
              <table:table-cell office:value-type="float" office:value="67890512">
                <text:p>67890512</text:p>
              </table:table-cell>
              <table:table-cell office:value-type="float" office:value="81138647">
                <text:p>8113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48">
                <text:p>1348</text:p>
              </table:table-cell>
              <table:table-cell office:value-type="float" office:value="133907714">
                <text:p>133907714</text:p>
              </table:table-cell>
              <table:table-cell office:value-type="float" office:value="138851847">
                <text:p>138851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014">
                <text:p>5014</text:p>
              </table:table-cell>
              <table:table-cell office:value-type="float" office:value="349949456">
                <text:p>349949456</text:p>
              </table:table-cell>
              <table:table-cell office:value-type="float" office:value="250559397">
                <text:p>25055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223">
                <text:p>18223</text:p>
              </table:table-cell>
              <table:table-cell office:value-type="float" office:value="1178826853">
                <text:p>1178826853</text:p>
              </table:table-cell>
              <table:table-cell office:value-type="float" office:value="734500987">
                <text:p>734500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7634">
                <text:p>67634</text:p>
              </table:table-cell>
              <table:table-cell office:value-type="float" office:value="5637898724">
                <text:p>5637898724</text:p>
              </table:table-cell>
              <table:table-cell office:value-type="float" office:value="2859405690">
                <text:p>2859405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52849">
                <text:p>252849</text:p>
              </table:table-cell>
              <table:table-cell office:value-type="float" office:value="24383840005">
                <text:p>24383840005</text:p>
              </table:table-cell>
              <table:table-cell office:value-type="float" office:value="11850730014">
                <text:p>1185073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50346">
                <text:p>950346</text:p>
              </table:table-cell>
              <table:table-cell office:value-type="float" office:value="1098048147062">
                <text:p>1098048147062</text:p>
              </table:table-cell>
              <table:table-cell office:value-type="float" office:value="49684413942">
                <text:p>49684413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